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Standard">
      <style:text-properties style:font-name="DejaVu Serif" fo:font-size="11pt" style:font-size-asian="11pt" style:font-size-complex="11pt"/>
    </style:style>
    <style:style style:name="P7"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8" style:family="paragraph" style:parent-style-name="Heading_20_1">
      <style:paragraph-properties loext:contextual-spacing="false" fo:margin-top="0in" fo:margin-bottom="0in"/>
    </style:style>
    <style:style style:name="P9"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0"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fo:font-style="normal" style:font-style-asian="normal" style:font-style-complex="normal"/>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font-weight="bold" style:font-size-asian="11pt" style:font-style-asian="italic" style:font-weight-asian="bold" style:font-size-complex="11pt" style:font-style-complex="italic" style:font-weight-complex="bold"/>
    </style:style>
    <style:style style:name="T14" style:family="text">
      <style:text-properties fo:font-size="11pt" fo:font-style="normal" fo:font-weight="normal" style:font-size-asian="11pt" style:font-style-asian="normal" style:font-weight-asian="norm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 - 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5">Part 0:</text:p>
      <text:p text:style-name="P1"><text:span text:style-name="Emphasis"><text:span text:style-name="T11">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4">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4">These stories usually starts small – that one healing potion is the difference between life and death. As the story picks up, and your characters get larger, stronger, more influential, it becomes more about these </text:span></text:span><text:span text:style-name="Emphasis"><text:span text:style-name="T12">people</text:span></text:span><text:span text:style-name="Emphasis"><text:span text:style-name="T14">, who </text:span></text:span><text:span text:style-name="Emphasis"><text:span text:style-name="T12">they</text:span></text:span><text:span text:style-name="Emphasis"><text:span text:style-name="T14"> are, what </text:span></text:span><text:span text:style-name="Emphasis"><text:span text:style-name="T12">they</text:span></text:span><text:span text:style-name="Emphasis"><text:span text:style-name="T14"> do, and </text:span></text:span><text:span text:style-name="Emphasis"><text:span text:style-name="T13">why</text:span></text:span><text:span text:style-name="Emphasis"><text:span text:style-name="T14"> they do it </text:span></text:span><text:span text:style-name="Emphasis"><text:span text:style-name="T12">that way</text:span></text:span><text:span text:style-name="Emphasis"><text:span text:style-name="T14">, and the barriers they face along the way.</text:span></text:span></text:p>
      <text:h text:style-name="P10" text:outline-level="1">Part 1: </text:h>
      <text:h text:style-name="P9" text:outline-level="1"><text:span text:style-name="Emphasis"><text:span text:style-name="T11">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10" text:outline-level="1">Part 2: </text:h>
      <text:h text:style-name="P9" text:outline-level="1">Building a Character</text:h>
      <text:p text:style-name="P7">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7"/>
      <text:p text:style-name="P7">Part 2a: Before</text:p>
      <text:p text:style-name="P7">Heritage</text:p>
      <text:p text:style-name="P7">Culture</text:p>
      <text:p text:style-name="P7">Background</text:p>
      <text:p text:style-name="P7"/>
      <text:p text:style-name="P7">Part 2b: After</text:p>
      <text:p text:style-name="P7">Level One</text:p>
      <text:p text:style-name="P7">Beyond</text:p>
      <text:h text:style-name="P10" text:outline-level="1">Part 3: </text:h>
      <text:h text:style-name="P9" text:outline-level="1">Systems Management</text:h>
      <text:p text:style-name="P7">3a Generalities</text:p>
      <text:p text:style-name="P7">Ability</text:p>
      <text:p text:style-name="P7">Proficiency</text:p>
      <text:p text:style-name="P7"/>
      <text:p text:style-name="P7">3b Combat</text:p>
      <text:p text:style-name="P7">Timekeeping</text:p>
      <text:p text:style-name="P7">Actions During Combat</text:p>
      <text:p text:style-name="P7"><text:tab/>Attacks</text:p>
      <text:p text:style-name="P7"><text:tab/>Damage, Vitality, and Wounds</text:p>
      <text:p text:style-name="P7"><text:tab/><text:tab/>Recovering Vitality</text:p>
      <text:p text:style-name="P7"><text:tab/><text:tab/>Temporary Vitality</text:p>
      <text:p text:style-name="P7"><text:tab/><text:tab/>Healing Wounds</text:p>
      <text:p text:style-name="P7"><text:tab/><text:tab/>Vulnerability, Resistance, and Immunity</text:p>
      <text:p text:style-name="P7"><text:tab/>Spellcasting during Combat</text:p>
      <text:p text:style-name="P7">Positioning</text:p>
      <text:p text:style-name="P7">Conditions</text:p>
      <text:p text:style-name="P7"/>
      <text:p text:style-name="P7">3c Adventuring</text:p>
      <text:p text:style-name="P7">Travel</text:p>
      <text:p text:style-name="P7"><text:tab/>Timekeeping</text:p>
      <text:p text:style-name="P7"><text:tab/>Active v Travel v Rest</text:p>
      <text:p text:style-name="P7"><text:tab/>Pace</text:p>
      <text:p text:style-name="P7"><text:tab/>Activities</text:p>
      <text:p text:style-name="P7"><text:tab/>Environment</text:p>
      <text:p text:style-name="P7"><text:tab/><text:tab/>I'm Lost</text:p>
      <text:p text:style-name="P7">Equipment</text:p>
      <text:p text:style-name="P7"><text:tab/>Weapons</text:p>
      <text:p text:style-name="P7"><text:tab/>Armor</text:p>
      <text:p text:style-name="P7"><text:tab/>Gear</text:p>
      <text:p text:style-name="P7"><text:tab/>Trade Goods</text:p>
      <text:p text:style-name="P7">Needs</text:p>
      <text:p text:style-name="P7">Social Interaction</text:p>
      <text:p text:style-name="P7">Downtime</text:p>
      <text:p text:style-name="P7"/>
      <text:p text:style-name="P7">3d Magic</text:p>
      <text:p text:style-name="P7">Sources</text:p>
      <text:p text:style-name="P7">Preparing and Casting</text:p>
      <text:p text:style-name="P7">Creativity</text:p>
      <text:h text:style-name="P10" text:outline-level="1">Appendix A: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4T14:35:22.84</meta:creation-date>
    <dc:date>2022-08-14T16:58:54.40</dc:date>
    <meta:editing-duration>PT26M37S</meta:editing-duration>
    <meta:editing-cycles>2</meta:editing-cycles>
    <meta:generator>OpenOffice/4.1.12$Win32 OpenOffice.org_project/4112m1$Build-9809</meta:generator>
    <meta:document-statistic meta:table-count="0" meta:image-count="0" meta:object-count="0" meta:page-count="6" meta:paragraph-count="68" meta:word-count="576" meta:character-count="3373"/>
  </office:meta>
</office:document-meta>
</file>